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fia Pro" svg:font-family="'Sofia Pro'" style:font-family-generic="swiss" style:font-pitch="variable"/>
    <style:font-face style:name="Tahoma" svg:font-family="Tahoma" style:font-family-generic="system" style:font-pitch="variable"/>
    <style:font-face style:name="UD Digi Kyokasho NP-B" svg:font-family="'UD Digi Kyokasho NP-B'" style:font-family-generic="roman" style:font-pitch="variable"/>
  </office:font-face-decls>
  <office:automatic-styles>
    <style:style style:name="P1" style:family="paragraph" style:parent-style-name="Standard">
      <style:text-properties officeooo:rsid="000e1fe2" officeooo:paragraph-rsid="000e1fe2"/>
    </style:style>
    <style:style style:name="P2" style:family="paragraph" style:parent-style-name="Standard">
      <style:text-properties style:font-name="Sofia Pro" fo:font-size="24pt" fo:font-weight="bold" officeooo:rsid="000e1fe2" officeooo:paragraph-rsid="000e1fe2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Sofia Pro" officeooo:rsid="000e1fe2" officeooo:paragraph-rsid="000e1fe2"/>
    </style:style>
    <style:style style:name="P4" style:family="paragraph" style:parent-style-name="Standard">
      <style:paragraph-properties fo:margin-left="2cm" fo:margin-right="0cm" fo:text-indent="0cm" style:auto-text-indent="false"/>
      <style:text-properties style:font-name="Sofia Pro" officeooo:rsid="000e1fe2" officeooo:paragraph-rsid="000e1fe2"/>
    </style:style>
    <style:style style:name="P5" style:family="paragraph" style:parent-style-name="Standard">
      <style:paragraph-properties fo:margin-left="2cm" fo:margin-right="0cm" fo:text-indent="0cm" style:auto-text-indent="false"/>
      <style:text-properties style:font-name="Sofia Pro" style:text-underline-style="solid" style:text-underline-width="auto" style:text-underline-color="font-color" fo:font-weight="bold" officeooo:rsid="000e1fe2" officeooo:paragraph-rsid="000e1fe2" style:font-weight-asian="bold" style:font-weight-complex="bold"/>
    </style:style>
    <style:style style:name="P6" style:family="paragraph" style:parent-style-name="Standard">
      <style:text-properties style:font-name="Sofia Pro" fo:font-size="16pt" style:text-underline-style="solid" style:text-underline-width="auto" style:text-underline-color="font-color" officeooo:rsid="000e1fe2" officeooo:paragraph-rsid="000e1fe2" style:font-size-asian="16pt" style:font-size-complex="16pt"/>
    </style:style>
    <style:style style:name="P7" style:family="paragraph" style:parent-style-name="Standard">
      <style:text-properties style:font-name="Sofia Pro" fo:font-size="16pt" style:text-underline-style="solid" style:text-underline-width="auto" style:text-underline-color="font-color" fo:font-weight="normal" officeooo:rsid="000e3307" officeooo:paragraph-rsid="000e330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Sofia Pro" fo:font-size="16pt" fo:font-style="italic" style:text-underline-style="solid" style:text-underline-width="auto" style:text-underline-color="font-color" fo:font-weight="bold" officeooo:rsid="000f5a0f" officeooo:paragraph-rsid="000f5a0f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margin-left="2cm" fo:margin-right="0cm" fo:text-indent="0cm" style:auto-text-indent="false"/>
      <style:text-properties style:font-name="Sofia Pro" fo:font-style="italic" officeooo:rsid="000e1fe2" officeooo:paragraph-rsid="000e1fe2" style:font-style-asian="italic" style:font-style-complex="italic"/>
    </style:style>
    <style:style style:name="P10" style:family="paragraph" style:parent-style-name="Standard">
      <style:paragraph-properties fo:margin-left="2cm" fo:margin-right="0cm" fo:text-indent="0cm" style:auto-text-indent="false"/>
      <style:text-properties style:font-name="Sofia Pro" fo:font-size="12pt" fo:font-style="normal" style:text-underline-style="none" fo:font-weight="normal" officeooo:rsid="000edd5a" officeooo:paragraph-rsid="000edd5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2cm" fo:margin-right="0cm" fo:text-indent="0cm" style:auto-text-indent="false"/>
      <style:text-properties style:font-name="Sofia Pro" fo:font-size="12pt" fo:font-style="normal" style:text-underline-style="none" fo:font-weight="bold" officeooo:rsid="000f5a0f" officeooo:paragraph-rsid="000f5a0f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2cm" fo:margin-right="0cm" fo:text-indent="0cm" style:auto-text-indent="false"/>
      <style:text-properties style:font-name="Sofia Pro" fo:font-size="12pt" fo:font-style="normal" style:text-underline-style="solid" style:text-underline-width="auto" style:text-underline-color="font-color" fo:font-weight="bold" officeooo:rsid="000edd5a" officeooo:paragraph-rsid="000edd5a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2cm" fo:margin-right="0cm" fo:text-indent="0cm" style:auto-text-indent="false"/>
      <style:text-properties style:font-name="Sofia Pro" fo:font-size="12pt" fo:font-style="italic" style:text-underline-style="none" fo:font-weight="normal" officeooo:rsid="000edd5a" officeooo:paragraph-rsid="000edd5a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margin-left="2cm" fo:margin-right="0cm" fo:text-indent="0cm" style:auto-text-indent="false"/>
      <style:text-properties style:font-name="Sofia Pro" fo:font-size="12pt" fo:font-style="italic" style:text-underline-style="none" fo:font-weight="bold" officeooo:rsid="000f5a0f" officeooo:paragraph-rsid="000f5a0f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2cm" fo:margin-right="0cm" fo:text-indent="0cm" style:auto-text-indent="false"/>
      <style:text-properties style:font-name="Sofia Pro" fo:font-size="12pt" fo:font-style="italic" style:text-underline-style="solid" style:text-underline-width="auto" style:text-underline-color="font-color" fo:font-weight="bold" officeooo:rsid="000edd5a" officeooo:paragraph-rsid="000edd5a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Sofia Pro" fo:font-size="12pt" fo:font-style="italic" style:text-underline-style="solid" style:text-underline-width="auto" style:text-underline-color="font-color" fo:font-weight="bold" officeooo:rsid="000edd5a" officeooo:paragraph-rsid="000edd5a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0e3307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ATION « BIG O »</text:p>
      <text:p text:style-name="P1"/>
      <text:p text:style-name="P6">O(n) c’est n = <text:span text:style-name="T1">nombre d’objets à scanner</text:span>. <text:span text:style-name="T5">(Linear Time Complexity)</text:span></text:p>
      <text:p text:style-name="P6"/>
      <text:p text:style-name="P4">Si O(n) = 3n, cela prendra 3 secondes pour scanner chaque objet dans le pire cas, où la valeur qu’on cherche est dans le dernier objet.</text:p>
      <text:p text:style-name="P4"/>
      <text:p text:style-name="P9">Exemple : <text:s/>O(n) = 1n ; O(5) = 1*5 = 5 secondes dans le pire cas.</text:p>
      <text:p text:style-name="P4"/>
      <text:p text:style-name="P5">O(n) est une fonction linéaire =&gt; proportionnelle.</text:p>
      <text:p text:style-name="P4"/>
      <text:p text:style-name="P4">O(n) sera plus ou moins rapide <text:span text:style-name="T2">en fonction de la rapidité du processeur / ordinateur</text:span>.</text:p>
      <text:p text:style-name="P3"/>
      <text:p text:style-name="P7">O(1) c’est 1 = <text:span text:style-name="T6">le temps que l’on met à trouver l’objet où la valeur que l’on cherche est stockée.</text:span> <text:span text:style-name="T4">(Constant Time Complexity)</text:span></text:p>
      <text:p text:style-name="P7"><text:span text:style-name="T4"/></text:p>
      <text:p text:style-name="P10">Si O(1), cela prendra 1 seconde pour trouver l’objet où est stocké la valeur cherchée. </text:p>
      <text:p text:style-name="P10"/>
      <text:p text:style-name="P10">Ce temps est constant : O(x) prendra toujours x seconde.</text:p>
      <text:p text:style-name="P10"/>
      <text:p text:style-name="P13">Exemple : O(5) = 5 secondes pour trouver la valeur dans les objets.</text:p>
      <text:p text:style-name="P13"><text:tab/>O(10) = 10 secondes pour trouver la valeur dans les objets.</text:p>
      <text:p text:style-name="P13"/>
      <text:p text:style-name="P12">O(1) est une fonction constante =&gt; c’est toujours la même durée pour 1, 5, 10 ou 100 objets.</text:p>
      <text:p text:style-name="P15"><text:span text:style-name="T9"/></text:p>
      <text:p text:style-name="P16"><text:span text:style-name="T9"/></text:p>
      <text:p text:style-name="P8"><text:span text:style-name="T10">O(n²) c’est </text:span><text:span text:style-name="T8">n² = nombre d’objets au carré.</text:span><text:span text:style-name="T10"> (Quadratic Time Complexity)</text:span></text:p>
      <text:p text:style-name="P8"><text:span text:style-name="T10"/></text:p>
      <text:p text:style-name="P11"><text:span text:style-name="T7">Si O(n²), cela prendra n² essais (durée d’un essai = O) pour trouver la valeur dans </text:span><text:span text:style-name="T3">le pire cas</text:span><text:span text:style-name="T7">. </text:span></text:p>
      <text:p text:style-name="P11"><text:span text:style-name="T7"/></text:p>
      <text:p text:style-name="P14"><text:span text:style-name="T7">Exemple : O(5²) = 5 * 5 = 25 essais pour trouver la valeur dans 5 casiers.</text:span></text:p>
      <text:p text:style-name="P14"><text:span text:style-name="T7"><text:tab/>O(10²) = 10 * 10 = 100 essais pour trouver la valeur dans 5 casiers.</text:span></text:p>
      <text:p text:style-name="P14"><text:span text:style-name="T7"/></text:p>
      <text:p text:style-name="P11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fia Pro" svg:font-family="'Sofia Pro'" style:font-family-generic="swiss" style:font-pitch="variable"/>
    <style:font-face style:name="Tahoma" svg:font-family="Tahoma" style:font-family-generic="system" style:font-pitch="variable"/>
    <style:font-face style:name="UD Digi Kyokasho NP-B" svg:font-family="'UD Digi Kyokasho NP-B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12:07:00.802000000</dc:date>
    <meta:editing-duration>PT25M43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6" meta:word-count="242" meta:character-count="1214" meta:non-whitespace-character-count="993"/>
  </office:meta>
</office:document-meta>
</file>